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9" style:family="table-cell" style:parent-style-name="Default">
      <style:table-cell-properties fo:background-color="#eee8aa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e6e4e2" fo:border-left="0.06pt solid #000000" fo:border-right="none" fo:border-top="none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e3d4dc" fo:border-left="0.06pt solid #000000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3d4dc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f9e3db" fo:border-left="0.06pt solid #000000" fo:border-right="none" fo:border-top="none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9e3db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65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9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9" table:style-name="ce103"/>
          <table:covered-table-cell table:style-name="ce110"/>
          <table:table-cell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9" table:style-name="ce114"/>
          <table:covered-table-cell table:style-name="ce119"/>
          <table:table-cell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5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9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23" office:value-type="string" calcext:value-type="string">
            <text:p>TP</text:p>
          </table:table-cell>
          <table:table-cell table:style-name="ce25" office:value-type="string" calcext:value-type="string">
            <text:p>FP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35" office:value-type="string" calcext:value-type="string">
            <text:p>TP</text:p>
          </table:table-cell>
          <table:table-cell table:style-name="ce37" office:value-type="string" calcext:value-type="string">
            <text:p>FP</text:p>
          </table:table-cell>
          <table:table-cell table:style-name="ce37" office:value-type="string" calcext:value-type="string">
            <text:p>TN</text:p>
          </table:table-cell>
          <table:table-cell table:style-name="ce37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4" office:value-type="string" calcext:value-type="string">
            <text:p>TP</text:p>
          </table:table-cell>
          <table:table-cell table:style-name="ce65" office:value-type="string" calcext:value-type="string">
            <text:p>FP</text:p>
          </table:table-cell>
          <table:table-cell table:style-name="ce65" office:value-type="string" calcext:value-type="string">
            <text:p>TN</text:p>
          </table:table-cell>
          <table:table-cell table:style-name="ce65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 (vid01)</text:p>
          </table:table-cell>
          <table:table-cell table:style-name="ce7"/>
          <table:table-cell table:style-name="ce92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office:value-type="string" calcext:value-type="string">
            <text:p>VIDEO 01</text:p>
          </table:table-cell>
          <table:table-cell office:value-type="float" office:value="0.1" calcext:value-type="float">
            <text:p>0.1</text:p>
          </table:table-cell>
          <table:table-cell office:value-type="float" office:value="359" calcext:value-type="float">
            <text:p>359</text:p>
          </table:table-cell>
          <table:table-cell office:value-type="float" office:value="225" calcext:value-type="float">
            <text:p>225</text:p>
          </table:table-cell>
          <table:table-cell office:value-type="float" office:value="1126" calcext:value-type="float">
            <text:p>1126</text:p>
          </table:table-cell>
          <table:table-cell office:value-type="float" office:value="6" calcext:value-type="float">
            <text:p>6</text:p>
          </table:table-cell>
          <table:table-cell table:style-name="ce106" table:formula="of:=([.J4]+[.L4])/([.J4]+[.K4]+[.L4]+[.M4])" office:value-type="float" office:value="0.865384615384615" calcext:value-type="float">
            <text:p>0.8654</text:p>
          </table:table-cell>
          <table:table-cell table:style-name="ce106" table:formula="of:=[.J4]/([.J4]+[.K4])" office:value-type="float" office:value="0.61472602739726" calcext:value-type="float">
            <text:p>0.6147</text:p>
          </table:table-cell>
          <table:table-cell table:style-name="ce106" table:formula="of:=[.J4]/([.J4]+[.M4])" office:value-type="float" office:value="0.983561643835616" calcext:value-type="float">
            <text:p>0.9836</text:p>
          </table:table-cell>
          <table:table-cell table:style-name="ce106" table:formula="of:=[.L4]/([.L4]+[.K4])" office:value-type="float" office:value="0.833456698741673" calcext:value-type="float">
            <text:p>0.8335</text:p>
          </table:table-cell>
          <table:table-cell table:style-name="ce106" table:formula="of:=(2*[.J4])/((2*[.J4])+[.K4]+[.M4])" office:value-type="float" office:value="0.756585879873551" calcext:value-type="float">
            <text:p>0.7566</text:p>
          </table:table-cell>
          <table:table-cell table:style-name="ce106" table:formula="of:=(5*[.J4])/((5*[.J4])+(4*[.M4])+[.K4])" office:value-type="float" office:value="0.878180039138943" calcext:value-type="float">
            <text:p>0.878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59" calcext:value-type="float">
            <text:p>359</text:p>
          </table:table-cell>
          <table:table-cell office:value-type="float" office:value="282" calcext:value-type="float">
            <text:p>282</text:p>
          </table:table-cell>
          <table:table-cell office:value-type="float" office:value="1126" calcext:value-type="float">
            <text:p>1126</text:p>
          </table:table-cell>
          <table:table-cell office:value-type="float" office:value="6" calcext:value-type="float">
            <text:p>6</text:p>
          </table:table-cell>
          <table:table-cell table:style-name="ce106" table:formula="of:=([.V4]+[.X4])/([.V4]+[.W4]+[.X4]+[.Y4])" office:value-type="float" office:value="0.83756345177665" calcext:value-type="float">
            <text:p>0.8376</text:p>
          </table:table-cell>
          <table:table-cell table:style-name="ce106" table:formula="of:=[.V4]/([.V4]+[.W4])" office:value-type="float" office:value="0.5600624024961" calcext:value-type="float">
            <text:p>0.5601</text:p>
          </table:table-cell>
          <table:table-cell table:style-name="ce106" table:formula="of:=[.V4]/([.V4]+[.Y4])" office:value-type="float" office:value="0.983561643835616" calcext:value-type="float">
            <text:p>0.9836</text:p>
          </table:table-cell>
          <table:table-cell table:style-name="ce106" table:formula="of:=[.X4]/([.X4]+[.W4])" office:value-type="float" office:value="0.799715909090909" calcext:value-type="float">
            <text:p>0.7997</text:p>
          </table:table-cell>
          <table:table-cell table:style-name="ce106" table:formula="of:=(2*[.V4])/((2*[.V4])+[.W4]+[.Y4])" office:value-type="float" office:value="0.713717693836978" calcext:value-type="float">
            <text:p>0.7137</text:p>
          </table:table-cell>
          <table:table-cell table:style-name="ce106" table:formula="of:=(5*[.V4])/((5*[.V4])+(4*[.Y4])+[.W4])" office:value-type="float" office:value="0.854355069014755" calcext:value-type="float">
            <text:p>0.8544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table:number-columns-repeated="5"/>
          <table:table-cell table:style-name="ce107" table:number-columns-repeated="6"/>
          <table:table-cell table:number-columns-repeated="6"/>
          <table:table-cell table:style-name="ce107" table:number-columns-repeated="6"/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 (vid01)</text:p>
          </table:table-cell>
          <table:table-cell table:style-name="ce7"/>
          <table:table-cell table:style-name="ce92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office:value-type="string" calcext:value-type="string">
            <text:p>VIDEO 01</text:p>
          </table:table-cell>
          <table:table-cell office:value-type="string" calcext:value-type="string">
            <text:p>-</text:p>
          </table:table-cell>
          <table:table-cell office:value-type="float" office:value="363" calcext:value-type="float">
            <text:p>363</text:p>
          </table:table-cell>
          <table:table-cell office:value-type="float" office:value="141" calcext:value-type="float">
            <text:p>141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table:style-name="ce106" table:formula="of:=([.J7]+[.L7])/([.J7]+[.K7]+[.L7]+[.M7])" office:value-type="float" office:value="0.916666666666667" calcext:value-type="float">
            <text:p>0.9167</text:p>
          </table:table-cell>
          <table:table-cell table:style-name="ce106" table:formula="of:=[.J7]/([.J7]+[.K7])" office:value-type="float" office:value="0.720238095238095" calcext:value-type="float">
            <text:p>0.7202</text:p>
          </table:table-cell>
          <table:table-cell table:style-name="ce106" table:formula="of:=[.J7]/([.J7]+[.M7])" office:value-type="float" office:value="0.994520547945205" calcext:value-type="float">
            <text:p>0.9945</text:p>
          </table:table-cell>
          <table:table-cell table:style-name="ce106" table:formula="of:=[.L7]/([.L7]+[.K7])" office:value-type="float" office:value="0.895632864544782" calcext:value-type="float">
            <text:p>0.8956</text:p>
          </table:table-cell>
          <table:table-cell table:style-name="ce106" table:formula="of:=(2*[.J7])/((2*[.J7])+[.K7]+[.M7])" office:value-type="float" office:value="0.835443037974684" calcext:value-type="float">
            <text:p>0.8354</text:p>
          </table:table-cell>
          <table:table-cell table:style-name="ce106" table:formula="of:=(5*[.J7])/((5*[.J7])+(4*[.M7])+[.K7])" office:value-type="float" office:value="0.924134419551935" calcext:value-type="float">
            <text:p>0.924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141" calcext:value-type="float">
            <text:p>141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table:style-name="ce106" table:formula="of:=([.V7]+[.X7])/([.V7]+[.W7]+[.X7]+[.Y7])" office:value-type="float" office:value="0.916666666666667" calcext:value-type="float">
            <text:p>0.9167</text:p>
          </table:table-cell>
          <table:table-cell table:style-name="ce106" table:formula="of:=[.V7]/([.V7]+[.W7])" office:value-type="float" office:value="0.720238095238095" calcext:value-type="float">
            <text:p>0.7202</text:p>
          </table:table-cell>
          <table:table-cell table:style-name="ce106" table:formula="of:=[.V7]/([.V7]+[.Y7])" office:value-type="float" office:value="0.994520547945205" calcext:value-type="float">
            <text:p>0.9945</text:p>
          </table:table-cell>
          <table:table-cell table:style-name="ce106" table:formula="of:=[.X7]/([.X7]+[.W7])" office:value-type="float" office:value="0.895632864544782" calcext:value-type="float">
            <text:p>0.8956</text:p>
          </table:table-cell>
          <table:table-cell table:style-name="ce106" table:formula="of:=(2*[.V7])/((2*[.V7])+[.W7]+[.Y7])" office:value-type="float" office:value="0.835443037974684" calcext:value-type="float">
            <text:p>0.8354</text:p>
          </table:table-cell>
          <table:table-cell table:style-name="ce106" table:formula="of:=(5*[.V7])/((5*[.V7])+(4*[.Y7])+[.W7])" office:value-type="float" office:value="0.924134419551935" calcext:value-type="float">
            <text:p>0.924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office:value-type="string" calcext:value-type="string">
            <text:p>Foveabox + DEEPSORT</text:p>
          </table:table-cell>
          <table:table-cell table:number-columns-repeated="2"/>
          <table:table-cell office:value-type="string" calcext:value-type="string">
            <text:p>Flip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92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12]+[.L12])/([.J12]+[.K12]+[.L12]+[.M12])" office:value-type="float" office:value="0.72487054929803" calcext:value-type="float">
            <text:p>0.7249</text:p>
          </table:table-cell>
          <table:table-cell table:style-name="ce106" table:formula="of:=[.J12]/([.J12]+[.K12])" office:value-type="float" office:value="0.848939763557891" calcext:value-type="float">
            <text:p>0.8489</text:p>
          </table:table-cell>
          <table:table-cell table:style-name="ce106" table:formula="of:=[.J12]/([.J12]+[.M12])" office:value-type="float" office:value="0.718551461245235" calcext:value-type="float">
            <text:p>0.7186</text:p>
          </table:table-cell>
          <table:table-cell table:style-name="ce106" table:formula="of:=[.L12]/([.L12]+[.K12])" office:value-type="float" office:value="0.737827715355805" calcext:value-type="float">
            <text:p>0.7378</text:p>
          </table:table-cell>
          <table:table-cell table:style-name="ce106" table:formula="of:=(2*[.J12])/((2*[.J12])+[.K12]+[.M12])" office:value-type="float" office:value="0.778322580645161" calcext:value-type="float">
            <text:p>0.7783</text:p>
          </table:table-cell>
          <table:table-cell table:style-name="ce106" table:formula="of:=(5*[.J12])/((5*[.J12])+(4*[.M12])+[.K12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12]+[.X12])/([.V12]+[.W12]+[.X12]+[.Y12])" office:value-type="float" office:value="0.594468323677817" calcext:value-type="float">
            <text:p>0.5945</text:p>
          </table:table-cell>
          <table:table-cell table:style-name="ce106" table:formula="of:=[.V12]/([.V12]+[.W12])" office:value-type="float" office:value="0.661472630389149" calcext:value-type="float">
            <text:p>0.6615</text:p>
          </table:table-cell>
          <table:table-cell table:style-name="ce106" table:formula="of:=[.V12]/([.V12]+[.Y12])" office:value-type="float" office:value="0.646135646687697" calcext:value-type="float">
            <text:p>0.6461</text:p>
          </table:table-cell>
          <table:table-cell table:style-name="ce106" table:formula="of:=[.X12]/([.X12]+[.W12])" office:value-type="float" office:value="0.519371847776249" calcext:value-type="float">
            <text:p>0.5194</text:p>
          </table:table-cell>
          <table:table-cell table:style-name="ce106" table:formula="of:=(2*[.V12])/((2*[.V12])+[.W12]+[.Y12])" office:value-type="float" office:value="0.65371419452645" calcext:value-type="float">
            <text:p>0.6537</text:p>
          </table:table-cell>
          <table:table-cell table:style-name="ce106" table:formula="of:=(5*[.V12])/((5*[.V12])+(4*[.Y12])+[.W12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12]+[.AJ12])/([.AH12]+[.AI12]+[.AJ12]+[.AK12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4</text:p>
          </table:table-cell>
          <table:table-cell table:style-name="ce7"/>
          <table:table-cell table:style-name="ce92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office:value-type="string" calcext:value-type="string">
            <text:p>tested on 18vids</text:p>
          </table:table-cell>
          <table:table-cell office:value-type="string" calcext:value-type="string">
            <text:p>-</text:p>
          </table:table-cell>
          <table:table-cell office:value-type="float" office:value="5375" calcext:value-type="float">
            <text:p>5375</text:p>
          </table:table-cell>
          <table:table-cell office:value-type="float" office:value="711" calcext:value-type="float">
            <text:p>711</text:p>
          </table:table-cell>
          <table:table-cell office:value-type="float" office:value="5430" calcext:value-type="float">
            <text:p>5430</text:p>
          </table:table-cell>
          <table:table-cell office:value-type="float" office:value="7217" calcext:value-type="float">
            <text:p>7217</text:p>
          </table:table-cell>
          <table:table-cell table:style-name="ce106" table:formula="of:=([.J15]+[.L15])/([.J15]+[.K15]+[.L15]+[.M15])" office:value-type="float" office:value="0.576789622591149" calcext:value-type="float">
            <text:p>0.5768</text:p>
          </table:table-cell>
          <table:table-cell table:style-name="ce106" table:formula="of:=[.J15]/([.J15]+[.K15])" office:value-type="float" office:value="0.883174498849819" calcext:value-type="float">
            <text:p>0.8832</text:p>
          </table:table-cell>
          <table:table-cell table:style-name="ce106" table:formula="of:=[.J15]/([.J15]+[.M15])" office:value-type="float" office:value="0.4268583227446" calcext:value-type="float">
            <text:p>0.4269</text:p>
          </table:table-cell>
          <table:table-cell table:style-name="ce106" table:formula="of:=[.L15]/([.L15]+[.K15])" office:value-type="float" office:value="0.884220810942843" calcext:value-type="float">
            <text:p>0.8842</text:p>
          </table:table-cell>
          <table:table-cell table:style-name="ce106" table:formula="of:=(2*[.J15])/((2*[.J15])+[.K15]+[.M15])" office:value-type="float" office:value="0.575543420066388" calcext:value-type="float">
            <text:p>0.5755</text:p>
          </table:table-cell>
          <table:table-cell table:style-name="ce106" table:formula="of:=(5*[.J15])/((5*[.J15])+(4*[.M15])+[.K15])" office:value-type="float" office:value="0.476051298402239" calcext:value-type="float">
            <text:p>0.4761</text:p>
          </table:table-cell>
          <table:table-cell table:number-columns-repeated="2"/>
          <table:table-cell office:value-type="float" office:value="4130" calcext:value-type="float">
            <text:p>4130</text:p>
          </table:table-cell>
          <table:table-cell office:value-type="float" office:value="1961" calcext:value-type="float">
            <text:p>1961</text:p>
          </table:table-cell>
          <table:table-cell office:value-type="float" office:value="5430" calcext:value-type="float">
            <text:p>5430</text:p>
          </table:table-cell>
          <table:table-cell office:value-type="float" office:value="8550" calcext:value-type="float">
            <text:p>8550</text:p>
          </table:table-cell>
          <table:table-cell table:style-name="ce106" table:formula="of:=([.V15]+[.X15])/([.V15]+[.W15]+[.X15]+[.Y15])" office:value-type="float" office:value="0.476309102685467" calcext:value-type="float">
            <text:p>0.4763</text:p>
          </table:table-cell>
          <table:table-cell table:style-name="ce106" table:formula="of:=[.V15]/([.V15]+[.W15])" office:value-type="float" office:value="0.678049581349532" calcext:value-type="float">
            <text:p>0.6780</text:p>
          </table:table-cell>
          <table:table-cell table:style-name="ce106" table:formula="of:=[.V15]/([.V15]+[.Y15])" office:value-type="float" office:value="0.325709779179811" calcext:value-type="float">
            <text:p>0.3257</text:p>
          </table:table-cell>
          <table:table-cell table:style-name="ce106" table:formula="of:=[.X15]/([.X15]+[.W15])" office:value-type="float" office:value="0.734677310242186" calcext:value-type="float">
            <text:p>0.7347</text:p>
          </table:table-cell>
          <table:table-cell table:style-name="ce106" table:formula="of:=(2*[.V15])/((2*[.V15])+[.W15]+[.Y15])" office:value-type="float" office:value="0.440040487986788" calcext:value-type="float">
            <text:p>0.4400</text:p>
          </table:table-cell>
          <table:table-cell table:style-name="ce106" table:formula="of:=(5*[.V15])/((5*[.V15])+(4*[.Y15])+[.W15])" office:value-type="float" office:value="0.3634859446234" calcext:value-type="float">
            <text:p>0.363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office:value-type="string" calcext:value-type="string">
            <text:p>Foveabox + DEEPSORT</text:p>
          </table:table-cell>
          <table:table-cell table:number-columns-repeated="2"/>
          <table:table-cell office:value-type="string" calcext:value-type="string">
            <text:p>Fli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k_confir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_since_track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4</text:p>
          </table:table-cell>
          <table:table-cell table:style-name="ce7"/>
          <table:table-cell table:style-name="ce92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office:value-type="string" calcext:value-type="string">
            <text:p>tested on 18vids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106" table:formula="of:=([.J20]+[.L20])/([.J20]+[.K20]+[.L20]+[.M20])" office:value-type="string" office:string-value="" calcext:value-type="error">
            <text:p>#DIV/0!</text:p>
          </table:table-cell>
          <table:table-cell table:style-name="ce106" table:formula="of:=[.J20]/([.J20]+[.K20])" office:value-type="string" office:string-value="" calcext:value-type="error">
            <text:p>#DIV/0!</text:p>
          </table:table-cell>
          <table:table-cell table:style-name="ce106" table:formula="of:=[.J20]/([.J20]+[.M20])" office:value-type="string" office:string-value="" calcext:value-type="error">
            <text:p>#DIV/0!</text:p>
          </table:table-cell>
          <table:table-cell table:style-name="ce106" table:formula="of:=[.L20]/([.L20]+[.K20])" office:value-type="string" office:string-value="" calcext:value-type="error">
            <text:p>#DIV/0!</text:p>
          </table:table-cell>
          <table:table-cell table:style-name="ce106" table:formula="of:=(2*[.J20])/((2*[.J20])+[.K20]+[.M20])" office:value-type="string" office:string-value="" calcext:value-type="error">
            <text:p>#DIV/0!</text:p>
          </table:table-cell>
          <table:table-cell table:style-name="ce106" table:formula="of:=(5*[.J20])/((5*[.J20])+(4*[.M20])+[.K20])" office:value-type="string" office:string-value="" calcext:value-type="error">
            <text:p>#DIV/0!</text:p>
          </table:table-cell>
          <table:table-cell table:number-columns-repeated="6"/>
          <table:table-cell table:style-name="ce106" table:formula="of:=([.V20]+[.X20])/([.V20]+[.W20]+[.X20]+[.Y20])" office:value-type="string" office:string-value="" calcext:value-type="error">
            <text:p>#DIV/0!</text:p>
          </table:table-cell>
          <table:table-cell table:style-name="ce106" table:formula="of:=[.V20]/([.V20]+[.W20])" office:value-type="string" office:string-value="" calcext:value-type="error">
            <text:p>#DIV/0!</text:p>
          </table:table-cell>
          <table:table-cell table:style-name="ce106" table:formula="of:=[.V20]/([.V20]+[.Y20])" office:value-type="string" office:string-value="" calcext:value-type="error">
            <text:p>#DIV/0!</text:p>
          </table:table-cell>
          <table:table-cell table:style-name="ce106" table:formula="of:=[.X20]/([.X20]+[.W20])" office:value-type="string" office:string-value="" calcext:value-type="error">
            <text:p>#DIV/0!</text:p>
          </table:table-cell>
          <table:table-cell table:style-name="ce106" table:formula="of:=(2*[.V20])/((2*[.V20])+[.W20]+[.Y20])" office:value-type="string" office:string-value="" calcext:value-type="error">
            <text:p>#DIV/0!</text:p>
          </table:table-cell>
          <table:table-cell table:style-name="ce106" table:formula="of:=(5*[.V20])/((5*[.V20])+(4*[.Y20])+[.W20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office:value-type="string" calcext:value-type="string">
            <text:p>Foveabox + DEEPSORT</text:p>
          </table:table-cell>
          <table:table-cell table:number-columns-repeated="2"/>
          <table:table-cell office:value-type="string" calcext:value-type="string">
            <text:p>Fli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k_confir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8:58:53.153633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2-05T09:18:02.258715143</dc:date>
    <meta:editing-duration>PT13H9M33S</meta:editing-duration>
    <meta:editing-cycles>50</meta:editing-cycles>
    <meta:generator>LibreOffice/6.0.7.3$Linux_X86_64 LibreOffice_project/00m0$Build-3</meta:generator>
    <meta:document-statistic meta:table-count="1" meta:cell-count="180" meta:object-count="0"/>
  </office:meta>
</office:document-meta>
</file>